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IV2308578</text:p>
          </table:table-cell>
          <table:table-cell office:value-type="string">
            <text:p>1256136003</text:p>
          </table:table-cell>
          <table:table-cell office:value-type="string">
            <text:p>427291311</text:p>
          </table:table-cell>
          <table:table-cell office:value-type="string">
            <text:p>1200</text:p>
          </table:table-cell>
          <table:table-cell office:value-type="string">
            <text:p>2.9405</text:p>
          </table:table-cell>
          <table:table-cell office:value-type="string">
            <text:p>3528.60</text:p>
          </table:table-cell>
          <table:table-cell table:number-columns-repeated="1018"/>
        </table:table-row>
        <table:table-row table:style-name="ro2">
          <table:table-cell office:value-type="string">
            <text:p>IV2308578</text:p>
          </table:table-cell>
          <table:table-cell office:value-type="string">
            <text:p>1256136006</text:p>
          </table:table-cell>
          <table:table-cell office:value-type="string">
            <text:p>427291404</text:p>
          </table:table-cell>
          <table:table-cell office:value-type="string">
            <text:p>400</text:p>
          </table:table-cell>
          <table:table-cell office:value-type="string">
            <text:p>2.9992</text:p>
          </table:table-cell>
          <table:table-cell office:value-type="string">
            <text:p>1199.68</text:p>
          </table:table-cell>
          <table:table-cell table:number-columns-repeated="1018"/>
        </table:table-row>
        <table:table-row table:style-name="ro2">
          <table:table-cell office:value-type="string">
            <text:p>IV2308578</text:p>
          </table:table-cell>
          <table:table-cell office:value-type="string">
            <text:p>1256136009</text:p>
          </table:table-cell>
          <table:table-cell office:value-type="string">
            <text:p>427291512</text:p>
          </table:table-cell>
          <table:table-cell office:value-type="string">
            <text:p>1120</text:p>
          </table:table-cell>
          <table:table-cell office:value-type="string">
            <text:p>1.6106</text:p>
          </table:table-cell>
          <table:table-cell office:value-type="string">
            <text:p>1803.87</text:p>
          </table:table-cell>
          <table:table-cell table:number-columns-repeated="1018"/>
        </table:table-row>
        <table:table-row table:style-name="ro2">
          <table:table-cell office:value-type="string">
            <text:p>IV2308578</text:p>
          </table:table-cell>
          <table:table-cell office:value-type="string">
            <text:p>1256136012</text:p>
          </table:table-cell>
          <table:table-cell office:value-type="string">
            <text:p>427291631</text:p>
          </table:table-cell>
          <table:table-cell office:value-type="string">
            <text:p>800</text:p>
          </table:table-cell>
          <table:table-cell office:value-type="string">
            <text:p>2.3258</text:p>
          </table:table-cell>
          <table:table-cell office:value-type="string">
            <text:p>1860.64</text:p>
          </table:table-cell>
          <table:table-cell table:number-columns-repeated="1018"/>
        </table:table-row>
        <table:table-row table:style-name="ro2">
          <table:table-cell office:value-type="string">
            <text:p>IV2308578</text:p>
          </table:table-cell>
          <table:table-cell office:value-type="string">
            <text:p>1256136015</text:p>
          </table:table-cell>
          <table:table-cell office:value-type="string">
            <text:p>427292211</text:p>
          </table:table-cell>
          <table:table-cell office:value-type="string">
            <text:p>990</text:p>
          </table:table-cell>
          <table:table-cell office:value-type="string">
            <text:p>4.282</text:p>
          </table:table-cell>
          <table:table-cell office:value-type="string">
            <text:p>4239.18</text:p>
          </table:table-cell>
          <table:table-cell table:number-columns-repeated="1018"/>
        </table:table-row>
        <table:table-row table:style-name="ro2">
          <table:table-cell office:value-type="string">
            <text:p>IV2308578</text:p>
          </table:table-cell>
          <table:table-cell office:value-type="string">
            <text:p>1256136018</text:p>
          </table:table-cell>
          <table:table-cell office:value-type="string">
            <text:p>427292511</text:p>
          </table:table-cell>
          <table:table-cell office:value-type="string">
            <text:p>800</text:p>
          </table:table-cell>
          <table:table-cell office:value-type="string">
            <text:p>2.2922</text:p>
          </table:table-cell>
          <table:table-cell office:value-type="string">
            <text:p>1833.76</text:p>
          </table:table-cell>
          <table:table-cell table:number-columns-repeated="1018"/>
        </table:table-row>
        <table:table-row table:style-name="ro2">
          <table:table-cell office:value-type="string">
            <text:p>IV2308578</text:p>
          </table:table-cell>
          <table:table-cell office:value-type="string">
            <text:p>1256136020</text:p>
          </table:table-cell>
          <table:table-cell office:value-type="string">
            <text:p>427292611</text:p>
          </table:table-cell>
          <table:table-cell office:value-type="string">
            <text:p>800</text:p>
          </table:table-cell>
          <table:table-cell office:value-type="string">
            <text:p>2.6199</text:p>
          </table:table-cell>
          <table:table-cell office:value-type="string">
            <text:p>2095.92</text:p>
          </table:table-cell>
          <table:table-cell table:number-columns-repeated="1018"/>
        </table:table-row>
        <table:table-row table:style-name="ro2">
          <table:table-cell office:value-type="string">
            <text:p>IV2308578</text:p>
          </table:table-cell>
          <table:table-cell office:value-type="string">
            <text:p>1256136028</text:p>
          </table:table-cell>
          <table:table-cell office:value-type="string">
            <text:p>442679712</text:p>
          </table:table-cell>
          <table:table-cell office:value-type="string">
            <text:p>4000</text:p>
          </table:table-cell>
          <table:table-cell office:value-type="string">
            <text:p>2.2174</text:p>
          </table:table-cell>
          <table:table-cell office:value-type="string">
            <text:p>8869.60</text:p>
          </table:table-cell>
          <table:table-cell table:number-columns-repeated="1018"/>
        </table:table-row>
        <table:table-row table:style-name="ro2">
          <table:table-cell office:value-type="string">
            <text:p>IV2308578</text:p>
          </table:table-cell>
          <table:table-cell office:value-type="string">
            <text:p>1256136030</text:p>
          </table:table-cell>
          <table:table-cell office:value-type="string">
            <text:p>442680041</text:p>
          </table:table-cell>
          <table:table-cell office:value-type="string">
            <text:p>1920</text:p>
          </table:table-cell>
          <table:table-cell office:value-type="string">
            <text:p>1.004</text:p>
          </table:table-cell>
          <table:table-cell office:value-type="string">
            <text:p>1927.68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7">02/27/2024</text:date>, <text:time>10:1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7T10:10:25.33</dc:date>
    <meta:generator>OpenOffice/4.1.14$Win32 OpenOffice.org_project/4114m1$Build-9811</meta:generator>
    <meta:editing-duration>PT26M55S</meta:editing-duration>
    <meta:editing-cycles>2</meta:editing-cycles>
    <meta:document-statistic meta:table-count="1" meta:cell-count="60" meta:object-count="0"/>
  </office:meta>
</office:document-meta>
</file>